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officeooo:paragraph-rsid="0015ba33"/>
    </style:style>
    <style:style style:name="P2" style:family="paragraph" style:parent-style-name="Standard">
      <style:text-properties officeooo:paragraph-rsid="001663d7"/>
    </style:style>
    <style:style style:name="P3" style:family="paragraph" style:parent-style-name="Text_20_body">
      <style:text-properties officeooo:rsid="001663d7" officeooo:paragraph-rsid="001663d7"/>
    </style:style>
    <style:style style:name="P4" style:family="paragraph" style:parent-style-name="Standard">
      <style:text-properties officeooo:rsid="001663d7" officeooo:paragraph-rsid="001663d7"/>
    </style:style>
    <style:style style:name="P5" style:family="paragraph" style:parent-style-name="Standard">
      <style:text-properties officeooo:paragraph-rsid="0018970a"/>
    </style:style>
    <style:style style:name="P6" style:family="paragraph" style:parent-style-name="Subtitle">
      <style:text-properties officeooo:rsid="0015ba33" officeooo:paragraph-rsid="0015ba33"/>
    </style:style>
    <style:style style:name="P7" style:family="paragraph" style:parent-style-name="Standard">
      <style:text-properties officeooo:paragraph-rsid="001988c3"/>
    </style:style>
    <style:style style:name="P8" style:family="paragraph" style:parent-style-name="Heading_20_1">
      <style:text-properties officeooo:paragraph-rsid="0015ba33"/>
    </style:style>
    <style:style style:name="P9" style:family="paragraph" style:parent-style-name="Heading_20_1">
      <style:text-properties officeooo:rsid="001640d1" officeooo:paragraph-rsid="001640d1"/>
    </style:style>
    <style:style style:name="P10" style:family="paragraph" style:parent-style-name="Heading_20_1">
      <style:text-properties officeooo:paragraph-rsid="001df328"/>
    </style:style>
    <style:style style:name="P11" style:family="paragraph" style:parent-style-name="Heading_20_3">
      <style:text-properties officeooo:paragraph-rsid="001640d1"/>
    </style:style>
    <style:style style:name="P12" style:family="paragraph" style:parent-style-name="Heading_20_3">
      <style:text-properties officeooo:paragraph-rsid="001663d7"/>
    </style:style>
    <style:style style:name="P13" style:family="paragraph" style:parent-style-name="Standard" style:list-style-name="L1"/>
    <style:style style:name="P14" style:family="paragraph" style:parent-style-name="Standard" style:list-style-name="L1">
      <style:text-properties officeooo:paragraph-rsid="0015ba33"/>
    </style:style>
    <style:style style:name="P15" style:family="paragraph" style:parent-style-name="Standard" style:list-style-name="L2"/>
    <style:style style:name="P16" style:family="paragraph" style:parent-style-name="Standard" style:list-style-name="L2">
      <style:text-properties officeooo:paragraph-rsid="001a4bf8"/>
    </style:style>
    <style:style style:name="P17" style:family="paragraph" style:parent-style-name="Standard" style:list-style-name="L2">
      <style:text-properties officeooo:paragraph-rsid="001c0ee6"/>
    </style:style>
    <style:style style:name="P18" style:family="paragraph" style:parent-style-name="Standard" style:list-style-name="L2">
      <style:text-properties officeooo:rsid="001b7967" officeooo:paragraph-rsid="001bb93a"/>
    </style:style>
    <style:style style:name="P19" style:family="paragraph" style:parent-style-name="Standard" style:list-style-name="L3">
      <style:text-properties officeooo:rsid="001663d7" officeooo:paragraph-rsid="001663d7"/>
    </style:style>
    <style:style style:name="P20" style:family="paragraph" style:parent-style-name="Standard">
      <style:text-properties officeooo:paragraph-rsid="001a4bf8"/>
    </style:style>
    <style:style style:name="P21" style:family="paragraph" style:parent-style-name="Standard" style:list-style-name="L2">
      <style:text-properties officeooo:rsid="001c0ee6" officeooo:paragraph-rsid="001c0ee6"/>
    </style:style>
    <style:style style:name="P22" style:family="paragraph" style:parent-style-name="Standard">
      <style:text-properties officeooo:rsid="001caf57" officeooo:paragraph-rsid="001caf57"/>
    </style:style>
    <style:style style:name="P23" style:family="paragraph" style:parent-style-name="Standard">
      <style:text-properties officeooo:rsid="001df328" officeooo:paragraph-rsid="001e41cf"/>
    </style:style>
    <style:style style:name="P24" style:family="paragraph" style:parent-style-name="Standard">
      <style:text-properties officeooo:paragraph-rsid="001e41cf"/>
    </style:style>
    <style:style style:name="P25" style:family="paragraph" style:parent-style-name="Standard">
      <style:text-properties officeooo:rsid="00211a1e" officeooo:paragraph-rsid="00211a1e"/>
    </style:style>
    <style:style style:name="P26" style:family="paragraph" style:parent-style-name="Text_20_body">
      <style:text-properties officeooo:rsid="001663d7" officeooo:paragraph-rsid="001663d7"/>
    </style:style>
    <style:style style:name="P27" style:family="paragraph" style:parent-style-name="Text_20_body">
      <style:text-properties officeooo:rsid="001df328" officeooo:paragraph-rsid="001df328"/>
    </style:style>
    <style:style style:name="T1" style:family="text">
      <style:text-properties officeooo:rsid="0015ba33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a4bf8" style:font-weight-asian="bold" style:font-weight-complex="bold"/>
    </style:style>
    <style:style style:name="T4" style:family="text">
      <style:text-properties officeooo:rsid="001640d1"/>
    </style:style>
    <style:style style:name="T5" style:family="text">
      <style:text-properties officeooo:rsid="001663d7"/>
    </style:style>
    <style:style style:name="T6" style:family="text">
      <style:text-properties officeooo:rsid="0018970a"/>
    </style:style>
    <style:style style:name="T7" style:family="text">
      <style:text-properties officeooo:rsid="001a4bf8"/>
    </style:style>
    <style:style style:name="T8" style:family="text">
      <style:text-properties officeooo:rsid="001bb93a"/>
    </style:style>
    <style:style style:name="T9" style:family="text">
      <style:text-properties officeooo:rsid="001c0ee6"/>
    </style:style>
    <style:style style:name="T10" style:family="text">
      <style:text-properties officeooo:rsid="001caf57"/>
    </style:style>
    <style:style style:name="T11" style:family="text">
      <style:text-properties officeooo:rsid="001d813b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6665in" fo:text-indent="-0.25in" fo:margin-left="0.666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9165in" fo:text-indent="-0.25in" fo:margin-left="0.916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.1665in" fo:text-indent="-0.25in" fo:margin-left="1.1665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4165in" fo:text-indent="-0.25in" fo:margin-left="1.416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6665in" fo:text-indent="-0.25in" fo:margin-left="1.666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9165in" fo:text-indent="-0.25in" fo:margin-left="1.916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.1665in" fo:text-indent="-0.25in" fo:margin-left="2.1665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4165in" fo:text-indent="-0.25in" fo:margin-left="2.416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6665in" fo:text-indent="-0.25in" fo:margin-left="2.666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9165in" fo:text-indent="-0.25in" fo:margin-left="2.916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MusicDB</text:p>
      <text:p text:style-name="P6">A project to store and manage music metadata.</text:p>
      <text:h text:style-name="P8" text:outline-level="1" text:is-list-header="true"><text:span text:style-name="T1">Project</text:span> Requirements </text:h>
      <text:list text:style-name="L1">
        <text:list-item>
          <text:p text:style-name="P14"><text:span text:style-name="T2">Add a New Track:</text:span> As a user, you should be able to add a new track to an artist's catalogue, capturing attributes such as track title, genre, length, etc.</text:p>
        </text:list-item>
        <text:list-item>
          <text:p text:style-name="P13"><text:span text:style-name="T2">Edit Artist Name:</text:span> As a user, you should be able to edit an artist's name to accommodate instances where artists have multiple aliases.</text:p>
        </text:list-item>
        <text:list-item>
          <text:p text:style-name="P13"><text:span text:style-name="T2">Fetch Artist Tracks:</text:span> As a user, you should be able to fetch all tracks associated with a specific artist.</text:p>
        </text:list-item>
        <text:list-item>
          <text:p text:style-name="P13"><text:span text:style-name="T2">Artist of the Day:</text:span> As a user, you should be able to see a different "Artist of the Day" in a cyclical manner on the homepage each day, ensuring a fair rotation through the entire catalogue of artists. This means if there are n artists, after n days, the cycle restarts with the first artist, ensuring an equal chance for each artist to be the "Artist of the Day".</text:p>
        </text:list-item>
      </text:list>
      <text:p text:style-name="Standard"/>
      <text:h text:style-name="P9" text:outline-level="1" text:is-list-header="true"><text:span text:style-name="T6">Possible</text:span> Solution </text:h>
      <text:h text:style-name="P11" text:outline-level="3" text:is-list-header="true">Phase 1: <text:s/><text:span text:style-name="T4">Backend</text:span></text:h>
      <text:p text:style-name="Standard"><text:span text:style-name="T4"><text:tab/>We are going to create following APIs</text:span><text:line-break/></text:p>
      <text:list xml:id="list2772970555" text:style-name="L2">
        <text:list-item>
          <text:p text:style-name="P15">Get /<text:span text:style-name="T4">track</text:span> <text:s text:c="2"/>// To get list of all <text:span text:style-name="T4">tracks</text:span> <text:span text:style-name="T4">or filter using query </text:span></text:p>
        </text:list-item>
        <text:list-item>
          <text:p text:style-name="P15">Get /<text:span text:style-name="T4">track</text:span>/{id} <text:s/>//To get <text:span text:style-name="T4">track</text:span> by id</text:p>
        </text:list-item>
        <text:list-item>
          <text:p text:style-name="P15">Post /<text:span text:style-name="T4">track</text:span> <text:s/>// To create a new <text:span text:style-name="T4">track</text:span></text:p>
        </text:list-item>
        <text:list-item>
          <text:p text:style-name="P15">Patch /<text:span text:style-name="T4">track/</text:span>{id} // To edit <text:span text:style-name="T4">track metadata</text:span></text:p>
        </text:list-item>
        <text:list-item>
          <text:p text:style-name="P15"/>
        </text:list-item>
        <text:list-item>
          <text:p text:style-name="P15">Get /artist // To get a list of artist<text:span text:style-name="T4"> or filter using query </text:span></text:p>
        </text:list-item>
        <text:list-item>
          <text:p text:style-name="P15">Get /artist/{id} // To get a list of artist by id<text:tab/></text:p>
        </text:list-item>
        <text:list-item>
          <text:p text:style-name="P15">Post /artist <text:s/>// To create a<text:span text:style-name="T4">n</text:span> artist</text:p>
        </text:list-item>
        <text:list-item>
          <text:p text:style-name="P15">Patch /artist <text:s/>// To update a<text:span text:style-name="T4">n</text:span> artist</text:p>
        </text:list-item>
        <text:list-item>
          <text:p text:style-name="P21">Get /artist/<text:span text:style-name="T11">aotd</text:span> // To get a artist of the day</text:p>
        </text:list-item>
        <text:list-item>
          <text:p text:style-name="P17">Get /artist/{id}/<text:span text:style-name="T9">tracks</text:span> // To get <text:span text:style-name="T9">all tracks of a</text:span> artist by id</text:p>
        </text:list-item>
        <text:list-item>
          <text:p text:style-name="P15"/>
        </text:list-item>
        <text:list-item>
          <text:p text:style-name="P18">Patch /alias/{<text:span text:style-name="T7">artist</text:span><text:span text:style-name="T8">_</text:span>id}add/{<text:span text:style-name="T8">name</text:span>} to add a alias</text:p>
        </text:list-item>
        <text:list-item>
          <text:p text:style-name="P18">Patch /alias/remove/{<text:span text:style-name="T8">id</text:span>} to remove a alias <text:span text:style-name="T8">by id</text:span></text:p>
        </text:list-item>
        <text:list-item>
          <text:p text:style-name="P16"/>
        </text:list-item>
        <text:list-item>
          <text:p text:style-name="P16">Patch /<text:span text:style-name="T7">collab</text:span>/{<text:span text:style-name="T7">track_</text:span>id}/add/{<text:span text:style-name="T7">artist_</text:span>id} // To add a musicians to a group</text:p>
        </text:list-item>
        <text:list-item>
          <text:p text:style-name="P16">Patch /<text:span text:style-name="T3">collab</text:span>/{<text:span text:style-name="T7">track_</text:span>id}/add/{<text:span text:style-name="T7">artist_</text:span>id} // To remove a musicians from a group</text:p>
        </text:list-item>
      </text:list>
      <text:p text:style-name="P20"/>
      <text:p text:style-name="Standard"/>
      <text:h text:style-name="P12" text:outline-level="3" text:is-list-header="true">Phase <text:span text:style-name="T5">2</text:span>: <text:s/><text:span text:style-name="T5">Frontend</text:span></text:h>
      <text:p text:style-name="Standard"><text:span text:style-name="T4"><text:tab/>We are going to create following </text:span><text:span text:style-name="T5">pages</text:span></text:p>
      <text:p text:style-name="P2"/>
      <text:list text:style-name="L3">
        <text:list-item>
          <text:p text:style-name="P19">Home Page: A search bar, Artist of the day and links to following pages :</text:p>
        </text:list-item>
        <text:list-item>
          <text:p text:style-name="P19">Track Table View: A list of tracks</text:p>
        </text:list-item>
        <text:list-item>
          <text:p text:style-name="P19">Track Edit View: A page to edit a track</text:p>
        </text:list-item>
        <text:list-item>
          <text:p text:style-name="P19"><text:soft-page-break/>Artists Table View: A list of artists</text:p>
        </text:list-item>
        <text:list-item>
          <text:p text:style-name="P19">Artist Edit View: A page to edit artist<text:line-break/></text:p>
        </text:list-item>
      </text:list>
      <text:p text:style-name="P1"/>
      <text:h text:style-name="P10" text:outline-level="1" text:is-list-header="true">Other Considerations:<text:line-break/></text:h>
      <text:p text:style-name="P22"/>
      <text:p text:style-name="P7"/>
      <text:h text:style-name="Heading_20_1" text:outline-level="1" text:is-list-header="true">Software Stack <text:span text:style-name="T5">&amp; Requirements</text:span></text:h>
      <text:h text:style-name="Heading_20_3" text:outline-level="3" text:is-list-header="true">Backend </text:h>
      <text:p text:style-name="P3">Language: Java 17<text:line-break/>Framework: Spring Boot<text:line-break/>Database: MySQL</text:p>
      <text:p text:style-name="P3"/>
      <text:h text:style-name="P12" text:outline-level="3" text:is-list-header="true">Frontend </text:h>
      <text:p text:style-name="P4">Language: TypeScript</text:p>
      <text:p text:style-name="P4">Framework: Angular </text:p>
      <text:p text:style-name="P2"/>
      <text:h text:style-name="Heading_20_3" text:outline-level="3" text:is-list-header="true">Other Tools</text:h>
      <text:p text:style-name="P3">Version Management: Git</text:p>
      <text:p text:style-name="P3"/>
      <text:h text:style-name="Heading_20_1" text:outline-level="1" text:is-list-header="true">Future Improvements </text:h>
      <text:p text:style-name="Standard">1. Enum for Genre</text:p>
      <text:p text:style-name="Standard">2. Albums</text:p>
      <text:p text:style-name="Standard">3. Band Members</text:p>
      <text:p text:style-name="P27"/>
      <text:p text:style-name="P24"><text:span text:style-name="T10">TO DO :</text:span></text:p>
      <text:p text:style-name="P24">Option to work based on profiles (dev, testing and live)</text:p>
      <text:p text:style-name="P23">Deployment <text:span text:style-name="T10">plan</text:span></text:p>
      <text:p text:style-name="P25">Validation on Role, type and artist not found</text:p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16T14:46:11.611000000</meta:creation-date>
    <dc:date>2023-09-19T16:24:35.643000000</dc:date>
    <meta:editing-duration>PT2H9M49S</meta:editing-duration>
    <meta:editing-cycles>6</meta:editing-cycles>
    <meta:generator>LibreOffice/7.4.6.2$Windows_X86_64 LibreOffice_project/5b1f5509c2decdade7fda905e3e1429a67acd63d</meta:generator>
    <meta:document-statistic meta:table-count="0" meta:image-count="0" meta:object-count="0" meta:page-count="2" meta:paragraph-count="51" meta:word-count="433" meta:character-count="2314" meta:non-whitespace-character-count="1933"/>
  </office:meta>
</office:document-meta>
</file>